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0e9" officeooo:paragraph-rsid="001110e9"/>
    </style:style>
    <style:style style:name="P2" style:family="paragraph" style:parent-style-name="Standard">
      <style:text-properties officeooo:rsid="001110e9" officeooo:paragraph-rsid="001110e9"/>
    </style:style>
    <style:style style:name="P3" style:family="paragraph" style:parent-style-name="Standard">
      <style:text-properties officeooo:rsid="00113ce6" officeooo:paragraph-rsid="00113ce6"/>
    </style:style>
    <style:style style:name="P4" style:family="paragraph" style:parent-style-name="Standard">
      <style:text-properties officeooo:rsid="0012b780" officeooo:paragraph-rsid="0012b7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2 Code Structure Notes</text:p>
      <text:p text:style-name="P1"/>
      <text:p text:style-name="P1">Objective Function is Set:</text:p>
      <text:p text:style-name="P1"><text:tab/>solver_adjoint_discrete.cpp</text:p>
      <text:p text:style-name="P1"><text:tab/>CdiscAdjSolver::RegisterObj_Func()</text:p>
      <text:p text:style-name="P1"/>
      <text:p text:style-name="P1">Input For Objective Function (CL,…) Set in</text:p>
      <text:p text:style-name="P1"><text:tab/>solver_direct_mean.cpp</text:p>
      <text:p text:style-name="P1"><text:tab/>CeulerSolver::Pressure_Forces</text:p>
      <text:p text:style-name="P1"/>
      <text:p text:style-name="P1">Turbulence Model Source Terms In:</text:p>
      <text:p text:style-name="P1"><text:tab/>numerics_direct_turbulent.cpp</text:p>
      <text:p text:style-name="P1"><text:tab/>CsourcePieecewise_TurbSA::Compute_Residual</text:p>
      <text:p text:style-name="P1"/>
      <text:p text:style-name="P1"/>
      <text:p text:style-name="P1"/>
      <text:p text:style-name="P3">Python Structure Notes:</text:p>
      <text:p text:style-name="P3"/>
      <text:p text:style-name="P3">shape_optimization.py</text:p>
      <text:p text:style-name="P3"><text:tab/>-Calls SU2/io/config.py</text:p>
      <text:p text:style-name="P3"><text:tab/>-Sets def_dv = config.DEFINITION_DV</text:p>
      <text:p text:style-name="P3"><text:tab/>-sets n_dv = sum(def_dv[‘size’])</text:p>
      <text:p text:style-name="P3"><text:tab/>-calls SU2.io.State</text:p>
      <text:p text:style-name="P3"><text:tab/><text:tab/>state.find_files(config)</text:p>
      <text:p text:style-name="P3"><text:tab/>-calls SU2.opt.Project(config,state)</text:p>
      <text:p text:style-name="P3"><text:tab/>-calls SU2.opt.BFGS(project,x0,xb,its,accu)</text:p>
      <text:p text:style-name="P3"><text:tab/><text:tab/>in SU2/opt/scipy_tools.py</text:p>
      <text:p text:style-name="P3"/>
      <text:p text:style-name="P3">In scipy_bfgs</text:p>
      <text:p text:style-name="P3"><text:tab/>-sets n_dv = len(project.config[‘DEFINITION_DV’][‘KIND’])</text:p>
      <text:p text:style-name="P3"><text:tab/>-calls obj.f(x0,project)</text:p>
      <text:p text:style-name="P3"/>
      <text:p text:style-name="P3">in obj_f → project.obj_f → su2eval.obj_f which resides in design.py obj_f</text:p>
      <text:p text:style-name="P3"/>
      <text:p text:style-name="P3">in obj_f → self._eval(obj_f,dvs)</text:p>
      <text:p text:style-name="P3">calls SU2.eval.aerodynamics?</text:p>
      <text:p text:style-name="P3">Calls su2run.direct(config,info)</text:p>
      <text:p text:style-name="P3"/>
      <text:p text:style-name="P3"/>
      <text:p text:style-name="P4">ERROR MESSAGE:</text:p>
      <text:p text:style-name="P4"/>
      <text:p text:style-name="P4">-------------------------------------------------------------------------</text:p>
      <text:p text:style-name="P4">| <text:s text:c="3"/>___ _ <text:s text:c="2"/>_ ___ <text:s text:c="53"/>|</text:p>
      <text:p text:style-name="P4">| <text:s text:c="2"/>/ __| | | |_ <text:s/>) <text:s text:c="2"/>Release 5.0.0 "Raven" <text:s text:c="28"/>|</text:p>
      <text:p text:style-name="P4">| <text:s text:c="2"/>\__ \ |_| |/ / <text:s text:c="53"/>|</text:p>
      <text:p text:style-name="P4">| <text:s text:c="2"/>|___/\___//___| <text:s text:c="2"/>Aerodynamic Shape Optimization Script <text:s text:c="12"/>|</text:p>
      <text:p text:style-name="P4">| <text:s text:c="70"/>|</text:p>
      <text:p text:style-name="P4">-------------------------------------------------------------------------</text:p>
      <text:p text:style-name="P4">| SU2 Lead Dev.: Dr. Francisco Palacios, Francisco.D.Palacios@boeing.com|</text:p>
      <text:p text:style-name="P4"><text:soft-page-break/>| <text:s text:c="15"/>Dr. Thomas D. Economon, economon@stanford.edu <text:s text:c="9"/>|</text:p>
      <text:p text:style-name="P4">-------------------------------------------------------------------------</text:p>
      <text:p text:style-name="P4">| SU2 Developers: <text:s text:c="54"/>|</text:p>
      <text:p text:style-name="P4">| - Prof. Juan J. Alonso's group at Stanford University. <text:s text:c="15"/>|</text:p>
      <text:p text:style-name="P4">| - Prof. Piero Colonna's group at Delft University of Technology. <text:s text:c="5"/>|</text:p>
      <text:p text:style-name="P4">| - Prof. Nicolas R. Gauger's group at Kaiserslautern U. of Technology. |</text:p>
      <text:p text:style-name="P4">| - Prof. Alberto Guardone's group at Polytechnic University of Milan. <text:s/>|</text:p>
      <text:p text:style-name="P4">| - Prof. Rafael Palacios' group at Imperial College London. <text:s text:c="11"/>|</text:p>
      <text:p text:style-name="P4">-------------------------------------------------------------------------</text:p>
      <text:p text:style-name="P4">| Copyright (C) 2012-2017 SU2, the open-source CFD code. <text:s text:c="15"/>|</text:p>
      <text:p text:style-name="P4">| <text:s text:c="70"/>|</text:p>
      <text:p text:style-name="P4">| SU2 is free software; you can redistribute it and/or <text:s text:c="17"/>|</text:p>
      <text:p text:style-name="P4">| modify it under the terms of the GNU Lesser General Public <text:s text:c="11"/>|</text:p>
      <text:p text:style-name="P4">| License as published by the Free Software Foundation; either <text:s text:c="9"/>|</text:p>
      <text:p text:style-name="P4">| version 2.1 of the License, or (at your option) any later version. <text:s text:c="3"/>|</text:p>
      <text:p text:style-name="P4">| <text:s text:c="70"/>|</text:p>
      <text:p text:style-name="P4">| SU2 is distributed in the hope that it will be useful, <text:s text:c="15"/>|</text:p>
      <text:p text:style-name="P4">| but WITHOUT ANY WARRANTY; without even the implied warranty of <text:s text:c="7"/>|</text:p>
      <text:p text:style-name="P4">| MERCHANTABILITY or FITNESS FOR A PARTICULAR PURPOSE. See the GNU <text:s text:c="5"/>|</text:p>
      <text:p text:style-name="P4">| Lesser General Public License for more details. <text:s text:c="22"/>|</text:p>
      <text:p text:style-name="P4">| <text:s text:c="70"/>|</text:p>
      <text:p text:style-name="P4">| You should have received a copy of the GNU Lesser General Public <text:s text:c="5"/>|</text:p>
      <text:p text:style-name="P4">| License along with SU2. If not, see &lt;http://www.gnu.org/licenses/&gt;. <text:s text:c="2"/>|</text:p>
      <text:p text:style-name="P4">-------------------------------------------------------------------------</text:p>
      <text:p text:style-name="P4">Found: Channel_refined.su2</text:p>
      <text:p text:style-name="P4">New Project: ./</text:p>
      <text:p text:style-name="P4">Removing old designs in 10s. Done!</text:p>
      <text:p text:style-name="P4"/>
      <text:p text:style-name="P4">Sequential Least SQuares Programming (SLSQP) parameters:</text:p>
      <text:p text:style-name="P4">Number of design variables: 1 ( 1 ) </text:p>
      <text:p text:style-name="P4">Objective function scaling factor: [0.001]</text:p>
      <text:p text:style-name="P4">Maximum number of iterations: 100</text:p>
      <text:p text:style-name="P4">Requested accuracy: 1e-13</text:p>
      <text:p text:style-name="P4">Initial guess for the independent variable(s): [0.0]</text:p>
      <text:p text:style-name="P4">Lower and upper bound for each independent variable: [(-10000000000.0, 10000000000.0)]</text:p>
      <text:p text:style-name="P4"/>
      <text:p text:style-name="P4"><text:s text:c="2"/>NIT <text:s text:c="3"/>FC <text:s text:c="10"/>OBJFUN <text:s text:c="11"/>GNORM</text:p>
      <text:p text:style-name="P4">Traceback (most recent call last):</text:p>
      <text:p text:style-name="P4"><text:s text:c="2"/>File "/home/jon/SU2/bin/shape_optimization.py", line 169, in &lt;module&gt;</text:p>
      <text:p text:style-name="P4"><text:s text:c="4"/>main()</text:p>
      <text:p text:style-name="P4"><text:s text:c="2"/>File "/home/jon/SU2/bin/shape_optimization.py", line 104, in main</text:p>
      <text:p text:style-name="P4"><text:s text:c="4"/>options.quiet <text:s text:c="8"/>)</text:p>
      <text:p text:style-name="P4"><text:s text:c="2"/>File "/home/jon/SU2/bin/shape_optimization.py", line 145, in shape_optimization</text:p>
      <text:p text:style-name="P4"><text:s text:c="4"/>SU2.opt.SLSQP(project,x0,xb,its,accu)</text:p>
      <text:p text:style-name="P4"><text:s text:c="2"/>File "/home/jon/SU2/bin/SU2/opt/scipy_tools.py", line 140, in scipy_slsqp</text:p>
      <text:p text:style-name="P4"><text:s text:c="4"/>epsilon <text:s text:c="7"/>= eps <text:s text:c="11"/>)</text:p>
      <text:p text:style-name="P4"><text:s text:c="2"/>File "/usr/lib/python2.7/dist-packages/scipy/optimize/slsqp.py", line 206, in fmin_slsqp</text:p>
      <text:p text:style-name="P4"><text:s text:c="4"/>constraints=cons, **opts)</text:p>
      <text:p text:style-name="P4"><text:s text:c="2"/>File "/usr/lib/python2.7/dist-packages/scipy/optimize/slsqp.py", line 383, in _minimize_slsqp</text:p>
      <text:p text:style-name="P4"><text:soft-page-break/><text:s text:c="4"/>g = append(fprime(x),0.0)</text:p>
      <text:p text:style-name="P4"><text:s text:c="2"/>File "/usr/lib/python2.7/dist-packages/scipy/optimize/optimize.py", line 289, in function_wrapper</text:p>
      <text:p text:style-name="P4"><text:s text:c="4"/>return function(*(wrapper_args + args))</text:p>
      <text:p text:style-name="P4"><text:s text:c="2"/>File "/home/jon/SU2/bin/SU2/opt/scipy_tools.py", line 407, in obj_df</text:p>
      <text:p text:style-name="P4"><text:s text:c="4"/>dobj_list = project.obj_df(x)</text:p>
      <text:p text:style-name="P4"><text:s text:c="2"/>File "/home/jon/SU2/bin/SU2/opt/project.py", line 220, in obj_df</text:p>
      <text:p text:style-name="P4"><text:s text:c="4"/>return self._eval(konfig, func,dvs)</text:p>
      <text:p text:style-name="P4"><text:s text:c="2"/>File "/home/jon/SU2/bin/SU2/opt/project.py", line 184, in _eval</text:p>
      <text:p text:style-name="P4"><text:s text:c="4"/>vals = design._eval(func,*args)</text:p>
      <text:p text:style-name="P4"><text:s text:c="2"/>File "/home/jon/SU2/bin/SU2/eval/design.py", line 144, in _eval</text:p>
      <text:p text:style-name="P4"><text:s text:c="4"/>vals = eval_func(*inputs)</text:p>
      <text:p text:style-name="P4"><text:s text:c="2"/>File "/home/jon/SU2/bin/SU2/eval/design.py", line 307, in obj_df</text:p>
      <text:p text:style-name="P4"><text:s text:c="4"/>grad = su2grad(this_obj,grad_method,config,state)</text:p>
      <text:p text:style-name="P4"><text:s text:c="2"/>File "/home/jon/SU2/bin/SU2/eval/gradients.py", line 107, in gradient</text:p>
      <text:p text:style-name="P4"><text:s text:c="4"/>grads = adjoint( func_name, config, state )</text:p>
      <text:p text:style-name="P4"><text:s text:c="2"/>File "/home/jon/SU2/bin/SU2/eval/gradients.py", line 289, in adjoint</text:p>
      <text:p text:style-name="P4"><text:s text:c="4"/>info = su2run.projection(config,state)</text:p>
      <text:p text:style-name="P4"><text:s text:c="2"/>File "/home/jon/SU2/bin/SU2/run/projection.py", line 134, in projection</text:p>
      <text:p text:style-name="P4"><text:s text:c="4"/>su2util.write_plot(grad_plotname,output_format,data_plot)</text:p>
      <text:p text:style-name="P4"><text:s text:c="2"/>File "/home/jon/SU2/bin/SU2/util/plot.py", line 67, in write_plot</text:p>
      <text:p text:style-name="P4"><text:s text:c="4"/>assert n_lines == len(value) , 'unequal plot vector lengths'</text:p>
      <text:p text:style-name="P4">AssertionError: unequal plot vector lengt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12:49.082458260</meta:creation-date>
    <dc:date>2017-06-24T18:34:34.202127067</dc:date>
    <meta:editing-duration>PT2H47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105" meta:word-count="546" meta:character-count="5553" meta:non-whitespace-character-count="4282"/>
  </office:meta>
</office:document-meta>
</file>